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b9c5"/>
    </style:style>
    <style:style style:name="P2" style:family="paragraph" style:parent-style-name="Standard">
      <style:text-properties officeooo:paragraph-rsid="001b476f"/>
    </style:style>
    <style:style style:name="P3" style:family="paragraph" style:parent-style-name="Standard">
      <style:text-properties officeooo:paragraph-rsid="001ceb11"/>
    </style:style>
    <style:style style:name="P4" style:family="paragraph" style:parent-style-name="Standard">
      <style:text-properties officeooo:paragraph-rsid="001de5a4"/>
    </style:style>
    <style:style style:name="P5" style:family="paragraph" style:parent-style-name="Standard">
      <style:text-properties officeooo:rsid="002106f2" officeooo:paragraph-rsid="002106f2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urse Code: <text:span text:style-name="T1">MCSC-201</text:span>,</text:p>
      <text:p text:style-name="P1">Course Name : <text:span text:style-name="T1">RESEARCH METHODOLOGY </text:span>,</text:p>
      <text:p text:style-name="P1">Credit: <text:span text:style-name="T1">3</text:span></text:p>
      <text:p text:style-name="P5"><text:span text:style-name="T1">0</text:span></text:p>
      <text:p text:style-name="P1">1. Foundations of Research: Meaning, Objectives, Motivation, Utility. Concept of theory,</text:p>
      <text:p text:style-name="P1">empiricism, deductive and inductive theory. Characteristics of scientific method Understanding</text:p>
      <text:p text:style-name="P1">the language of research Concept, Construct, Definition, Variable. Research Process. </text:p>
      <text:p text:style-name="P1"/>
      <text:p text:style-name="P1">2. Problem Identification &amp; Formulation Research Question Investigation Question Measurement Issues Hypothesis Qualities of a good Hypothesis Null Hypothesis &amp; Alternative Hypothesis.</text:p>
      <text:p text:style-name="P1">Hypothesis Testing Logic &amp; Importance </text:p>
      <text:p text:style-name="P1"/>
      <text:p text:style-name="P1">3. Research Design: Concept and Importance in Research Features of a good research design Exploratory Research Design concept, types and uses, Descriptive Research Designs concept, types and uses. Experimental Design: Concept of Independent &amp; Dependent variables. </text:p>
      <text:p text:style-name="P1"/>
      <text:p text:style-name="P1">4. Qualitative and Quantitative Research: Qualitative research Quantitative research Concept of measurement, causality, generalization, replication. Merging the two approaches. </text:p>
      <text:p text:style-name="P1"/>
      <text:p text:style-name="P1">5. Measurement: Concept of measurement what is measured? Problems in measurement in research Validity and Reliability. Levels of measurement Nominal, Ordinal, Interval, Ratio. </text:p>
      <text:p text:style-name="P1"/>
      <text:p text:style-name="P1">6. Sampling: Concepts of Statistical Population, Sample, Sampling Frame, Sampling Error, Sample Size, Non-Response. Characteristics of a good sample. Probability Sample Simple Random Sample, Systematic Sample, Stratified Random Sample &amp; Multi-stage sampling. Determining size of the sample Practical considerations in sampling andsample size. </text:p>
      <text:p text:style-name="P2"/>
      <text:p text:style-name="P2">7. Data Analysis: Data Preparation Univariate analysis (frequency tables, bar charts, pie charts, percentages), Bivariate analysis Cross tabulations and Chi-square test including testing hypothesis of association. </text:p>
      <text:p text:style-name="P2"/>
      <text:p text:style-name="P2">8. Interpretation of Data and Paper Writing Layout of a Research Paper, Journals in Computer Science, Impact factor of Journals, When and where to publish? Ethical issues related to publishing, Plagiarism and Self-Plagiarism. </text:p>
      <text:p text:style-name="P3"/>
      <text:p text:style-name="P4">9. Use of Encyclopedias, Research Guides, Handbook etc., Academic Databases for Computer Science Discipline.</text:p>
      <text:p text:style-name="P4"/>
      <text:p text:style-name="P4">10. Use of tools / techniques for Research: methods to search required information</text:p>
      <text:p text:style-name="Standard">effectively, Reference Management Software like Zotero/Mendeley, Software for paper</text:p>
      <text:p text:style-name="Standard">formatting like LaTeX/MS Office, Software for detection of Plagiarism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5T03:03:43.645682196</meta:creation-date>
    <dc:date>2022-08-24T05:03:37.176607215</dc:date>
    <meta:editing-duration>PT2M36S</meta:editing-duration>
    <meta:editing-cycles>6</meta:editing-cycles>
    <meta:generator>LibreOffice/6.4.6.2$Linux_X86_64 LibreOffice_project/40$Build-2</meta:generator>
    <meta:print-date>2022-08-25T03:06:24.669928036</meta:print-date>
    <meta:document-statistic meta:table-count="0" meta:image-count="0" meta:object-count="0" meta:page-count="1" meta:paragraph-count="19" meta:word-count="295" meta:character-count="2299" meta:non-whitespace-character-count="2015"/>
  </office:meta>
</office:document-meta>
</file>